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ckgroundEnvironment.BackgroundEnvironment( String uri , String view , File context , OutputStream stream , Logger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ckgroundEnvironment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Environment.redirect( boolean sessionmode , String new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ckgroundEnvironment.BackgroundEnvironment( Logger logger , 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ackgroundEnvironmen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Environment.setContentType(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ckgroundEnvironment.setContentLength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